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72in"/>
    </style:style>
    <style:style style:name="ro1" style:family="table-row">
      <style:table-row-properties style:row-height="0.2752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fe7f5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47b8b8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 style:data-style-name="N37">
      <style:table-cell-properties style:text-align-source="fix" style:repeat-content="false" fo:wrap-option="wrap" style:shrink-to-fi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 style:data-style-name="N43">
      <style:table-cell-properties style:text-align-source="fix" style:repeat-content="false" fo:wrap-option="wrap" style:shrink-to-fit="fals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8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Open Autoclave - Cycle Log</text:p>
          </table:table-cell>
          <table:table-cell table:style-name="ce3"/>
          <table:table-cell table:style-name="ce9" table:number-columns-repeated="1022"/>
        </table:table-row>
        <table:table-row table:style-name="ro2">
          <table:table-cell office:value-type="string">
            <text:p>Date:</text:p>
          </table:table-cell>
          <table:table-cell table:style-name="ce4" office:value-type="date" office:date-value="2018-10-01">
            <text:p>10/01/18</text:p>
          </table:table-cell>
          <table:table-cell table:number-columns-repeated="1022"/>
        </table:table-row>
        <table:table-row table:style-name="ro2">
          <table:table-cell office:value-type="string">
            <text:p>Start Time:</text:p>
          </table:table-cell>
          <table:table-cell table:style-name="ce5" office:value-type="time" office:time-value="PT09H35M00S">
            <text:p>09:35:00 AM</text:p>
          </table:table-cell>
          <table:table-cell table:number-columns-repeated="1022"/>
        </table:table-row>
        <table:table-row table:style-name="ro2">
          <table:table-cell office:value-type="string">
            <text:p>Cycle #: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Operator:</text:p>
          </table:table-cell>
          <table:table-cell table:style-name="ce6" office:value-type="string">
            <text:p>David Hartkop</text:p>
          </table:table-cell>
          <table:table-cell table:number-columns-repeated="1022"/>
        </table:table-row>
        <table:table-row table:style-name="ro2">
          <table:table-cell office:value-type="string">
            <text:p>Contents:</text:p>
          </table:table-cell>
          <table:table-cell table:style-name="ce6" office:value-type="string">
            <text:p>suture kit #3</text:p>
          </table:table-cell>
          <table:table-cell table:number-columns-repeated="1022"/>
        </table:table-row>
        <table:table-row table:style-name="ro3">
          <table:table-cell office:value-type="string">
            <text:p>Notes:</text:p>
          </table:table-cell>
          <table:table-cell table:style-name="ce7" office:value-type="string">
            <text:p>Included bio test strip No.181001A</text:p>
          </table:table-cell>
          <table:table-cell table:number-columns-repeated="1022"/>
        </table:table-row>
        <table:table-row table:style-name="ro2">
          <table:table-cell office:value-type="string">
            <text:p>Data: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6">
            <text:p>2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7">
            <text:p>2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9">
            <text:p>2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2">
            <text:p>3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8">
            <text:p>3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2">
            <text:p>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9">
            <text:p>4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4">
            <text:p>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61">
            <text:p>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65">
            <text:p>6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69">
            <text:p>6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3">
            <text:p>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7">
            <text:p>7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1">
            <text:p>8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4">
            <text:p>8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88">
            <text:p>8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1">
            <text:p>9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4">
            <text:p>9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7">
            <text:p>9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7">
            <text:p>1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9">
            <text:p>10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2">
            <text:p>1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4">
            <text:p>11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6">
            <text:p>1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9">
            <text:p>11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1">
            <text:p>1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4">
            <text:p>12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6">
            <text:p>12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8">
            <text:p>12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0">
            <text:p>13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2">
            <text:p>13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4">
            <text:p>13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5">
            <text:p>1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7">
            <text:p>1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9">
            <text:p>1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0">
            <text:p>14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2">
            <text:p>1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4">
            <text:p>1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5">
            <text:p>1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7">
            <text:p>14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8">
            <text:p>14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49">
            <text:p>14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1">
            <text:p>1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2">
            <text:p>1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3">
            <text:p>1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4">
            <text:p>1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6">
            <text:p>15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6">
            <text:p>15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7">
            <text:p>15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9">
            <text:p>1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2">
            <text:p>1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3">
            <text:p>1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1">
            <text:p>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8">
            <text:p>1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7">
            <text:p>15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6">
            <text:p>15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4">
            <text:p>1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52">
            <text:p>1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10/01/2018</text:date>, <text:time>21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tkop</meta:initial-creator>
    <meta:creation-date>2018-10-01T21:39:28</meta:creation-date>
    <dc:date>2018-10-01T21:49:30</dc:date>
    <dc:creator>David Hartkop</dc:creator>
    <meta:editing-duration>PT10M3S</meta:editing-duration>
    <meta:editing-cycles>1</meta:editing-cycles>
    <meta:document-statistic meta:table-count="3" meta:cell-count="135" meta:object-count="0"/>
    <meta:generator>OpenOffice/4.1.3$Unix OpenOffice.org_project/413m1$Build-9783</meta:generator>
  </office:meta>
</office:document-meta>
</file>